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5f4" officeooo:paragraph-rsid="001085f4"/>
    </style:style>
    <style:style style:name="P2" style:family="paragraph" style:parent-style-name="Standard">
      <style:text-properties fo:font-weight="normal" officeooo:rsid="001085f4" officeooo:paragraph-rsid="001085f4"/>
    </style:style>
    <style:style style:name="P3" style:family="paragraph" style:parent-style-name="Standard">
      <style:text-properties fo:font-weight="normal" officeooo:rsid="00121d8c" officeooo:paragraph-rsid="00121d8c"/>
    </style:style>
    <style:style style:name="P4" style:family="paragraph" style:parent-style-name="Standard">
      <style:text-properties fo:font-weight="normal" officeooo:rsid="0013498d" officeooo:paragraph-rsid="0013498d"/>
    </style:style>
    <style:style style:name="P5" style:family="paragraph" style:parent-style-name="Standard">
      <style:text-properties officeooo:paragraph-rsid="0013498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officeooo:paragraph-rsid="0013498d"/>
    </style:style>
    <style:style style:name="T1" style:family="text">
      <style:text-properties officeooo:rsid="00121d8c"/>
    </style:style>
    <style:style style:name="T2" style:family="text">
      <style:text-properties officeooo:rsid="0013498d"/>
    </style:style>
    <style:style style:name="T3" style:family="text">
      <style:text-properties fo:font-weight="normal" officeooo:rsid="001349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ória da xiaomi </text:p>
      <text:p text:style-name="P1"/>
      <text:p text:style-name="P1"><text:tab/>A empresa de tecnologia chinesa foi fundada em 2010 por Lei Jun, que ainda é o atual CEO da empresa. A sua proposta foi criar uma empresa com uma proposta simples: smartphones bons, baratos e vendidos através da internet.</text:p>
      <text:p text:style-name="P1"><text:tab/>O nome xiaomi vem da combinação de duas palavras em Mandarim, Xiao significa pequeno e Mi que significa arroz. O nome vem do objetivo do fundador em fazer sua marca tão presente na vida das pessoas como o arroz.</text:p>
      <text:p text:style-name="P2"><text:tab/>O objetivo final da Xiaomi passava pela rentabilidade que advinha do uso dos seus equipamentos com as aplicações também desenvolvidas pela marca. Por outro lado, as suas campanhas de marketing e eventos levaram a que a empresa fosse apelidada como a Apple chinesa.</text:p>
      <text:p text:style-name="P2"><text:tab/>O primeiro produto da marca foi a MIUI, um interface que roda sobre a plataforma Android, a primeira versão saiu em abril de 2010 e tinha como base o Android 2.2 Froyo</text:p>
      <text:p text:style-name="P2"><text:tab/>Já o primeiro hardware foi lançado em 2010. O Xiaomi Mi1 foi o primeiro smartphone da China com um chip Dual-Core e prometia baixo custo pelas especificações. Foram mais de 300 mil pedidos em menos de 2 dias de pré-venda.</text:p>
      <text:p text:style-name="P2"><text:tab/><text:span text:style-name="T1">Em 9 anos no mercado, acumulou um valor de mais de 50 bilhões de dólares, uma base de mais de 200 milhões de usuários.</text:span></text:p>
      <text:p text:style-name="P2"/>
      <text:p text:style-name="P2"/>
      <text:p text:style-name="P2"/>
      <text:p text:style-name="P3">Concorrentes </text:p>
      <text:p text:style-name="P3"/>
      <text:p text:style-name="P3"><text:tab/>As principais concorrentes da xioami no mercado de smartphones são tanto grandes companhias quanto as menores, já que a chinesa vende celulares em todos os nichos</text:p>
      <text:p text:style-name="P3"><text:tab/>As concorrentes de aparelhos de top de linha são principalmente a também chinesa Huawei, a sul-coreana Samsung e a americana Apple.</text:p>
      <text:p text:style-name="P3"><text:tab/>Nos segmentos de intermediarios e entrada suas principais concorrentes são a sul-coreana LG, as chinesas Oppo, OnePLus e Vivo.</text:p>
      <text:p text:style-name="P3"/>
      <text:p text:style-name="P3"/>
      <text:p text:style-name="P4">Modelo de negócio </text:p>
      <text:p text:style-name="P4"/>
      <text:p text:style-name="P4"><text:tab/>Segundo o CEO lei jun, a xiaomi possuí um modelo de negócio arrojado e desafiador, ele anunciou em 2018 que iria mudar para sempre o futura da empresa, mantendo o lucro liquido em apenas 5% (descontando impostos).</text:p>
      <text:p text:style-name="P4"><text:tab/>Isso significa que a estratégia de preços agressivos irá continuar no futuro, diferente de outras companhias que aumentam seus preços enquanto ganham notoriedade.</text:p>
      <text:p text:style-name="P5"><text:span text:style-name="T3"><text:tab/></text:span>Em outras palavras, para a fabricante chinesa continuará sendo mais interessante vender, por exemplo, um smartphone de US$400 do que um de US$500, vendo que o primeiro terá mais saída do que o segundo – por causa do preço mais em conta.</text:p>
      <text:p text:style-name="P7"><text:tab/>Além disso, o modelo de negócios da Xiaomi confia-se muito em <text:span text:style-name="Strong_20_Emphasis">publicidade de boca-a-boca</text:span> – <text:span text:style-name="Emphasis">algo que, na maior parte das vezes, funciona bem melhor do que campanhas milionárias de publicidade.</text:span></text:p>
      <text:p text:style-name="P6"><text:tab/><text:span text:style-name="T2">Q</text:span>uanto mais pessoas estiverem utilizando a marca e seus serviços, mais conhecida ela ficará; tomando cuidado com a qualidade dos produtos e oferecendo um pós-venda interessante, essa acaba virando a receita certa para <text:span text:style-name="Strong_20_Emphasis">crescer cada vez mais</text:span>.</text:p>
      <text:p text:style-name="P5"/>
      <text:p text:style-name="P3"><text:tab/> </text:p>
      <text:p text:style-name="P1"><text:tab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8T16:16:36.639969035</meta:creation-date>
    <dc:date>2019-11-18T16:45:51.170982527</dc:date>
    <meta:editing-duration>PT5M54S</meta:editing-duration>
    <meta:editing-cycles>1</meta:editing-cycles>
    <meta:document-statistic meta:table-count="0" meta:image-count="0" meta:object-count="0" meta:page-count="2" meta:paragraph-count="19" meta:word-count="458" meta:character-count="2730" meta:non-whitespace-character-count="2267"/>
    <meta:generator>LibreOffice/6.3.3.2.0$Linux_X86_64 LibreOffice_project/efd344762d9d19af2cac84c1651e18355008a6ed</meta:generator>
  </office:meta>
</office:document-meta>
</file>